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5bcc" officeooo:paragraph-rsid="00095b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 CO anglais du 17/09</text:p>
      <text:p text:style-name="P1"/>
      <text:p text:style-name="P1"/>
      <text:p text:style-name="P1">Type :</text:p>
      <text:p text:style-name="P1"><text:tab/>Monologue</text:p>
      <text:p text:style-name="P1"/>
      <text:p text:style-name="P1">Nature :</text:p>
      <text:p text:style-name="P1"><text:tab/>Reportage / Documentaire / Document informatif</text:p>
      <text:p text:style-name="P1"/>
      <text:p text:style-name="P1">Locuteur :</text:p>
      <text:p text:style-name="P1"><text:tab/>Une femme</text:p>
      <text:p text:style-name="P1"/>
      <text:p text:style-name="P1">Sujet 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11:54.334000000</meta:creation-date>
    <dc:date>2018-09-20T14:17:05.726000000</dc:date>
    <meta:editing-duration>PT5M11S</meta:editing-duration>
    <meta:editing-cycles>1</meta:editing-cycles>
    <meta:document-statistic meta:table-count="0" meta:image-count="0" meta:object-count="0" meta:page-count="1" meta:paragraph-count="8" meta:word-count="22" meta:character-count="128" meta:non-whitespace-character-count="111"/>
    <meta:generator>LibreOffice/5.1.6.2$Windows_x86 LibreOffice_project/07ac168c60a517dba0f0d7bc7540f5afa45f0909</meta:generator>
  </office:meta>
</office:document-meta>
</file>